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77c4" officeooo:paragraph-rsid="000777c4" style:text-blinking="false" fo:background-color="transparent" style:font-weight-asian="normal" style:font-weight-complex="normal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5945e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5945e" officeooo:paragraph-rsid="0005945e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777c4" officeooo:paragraph-rsid="000777c4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0777c4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officeooo:rsid="0005945e" officeooo:paragraph-rsid="0005945e"/>
    </style:style>
    <style:style style:name="P10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rsid="000777c4" officeooo:paragraph-rsid="000777c4"/>
    </style:style>
    <style:style style:name="P11" style:family="paragraph" style:parent-style-name="Text_20_body" style:list-style-name="L3">
      <style:text-properties officeooo:rsid="0009ca06" officeooo:paragraph-rsid="0009ca06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945e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77c4" style:text-blinking="false" fo:background-color="transparent" loext:char-shading-value="0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945e" style:font-weight-asian="normal" style:font-weight-complex="normal"/>
    </style:style>
    <style:style style:name="T7" style:family="text">
      <style:text-properties fo:font-weight="normal" officeooo:rsid="000777c4" style:font-weight-asian="normal" style:font-weight-complex="normal"/>
    </style:style>
    <style:style style:name="T8" style:family="text">
      <style:text-properties fo:font-weight="normal" officeooo:rsid="000bafc7" style:font-weight-asian="normal" style:font-weight-complex="normal"/>
    </style:style>
    <style:style style:name="T9" style:family="text">
      <style:text-properties officeooo:rsid="00081b45"/>
    </style:style>
    <style:style style:name="T10" style:family="text">
      <style:text-properties officeooo:rsid="0009ca06"/>
    </style:style>
    <style:style style:name="T11" style:family="text">
      <style:text-properties officeooo:rsid="000bafc7"/>
    </style:style>
    <style:style style:name="T12" style:family="text">
      <style:text-properties officeooo:rsid="000cec85"/>
    </style:style>
    <style:style style:name="T13" style:family="text">
      <style:text-properties officeooo:rsid="000d5e5b"/>
    </style:style>
    <style:style style:name="T14" style:family="text">
      <style:text-properties officeooo:rsid="000d935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86a674b-7fff-1b7c-6bd7-ca6f5f88d8d8"/>Лабораторная работа №1 “Создание проекта”</text:p>
      <text:p text:style-name="Text_20_body"/>
      <text:p text:style-name="P9"><text:span text:style-name="T1">Реализуемое приложение – мессенджер, написанный на языке программирования С++ при помощи библиотеки Boost и фреймворка Qt.</text:span></text:p>
      <text:p text:style-name="P3">Задание:</text:p>
      <text:list xml:id="list1268976738" text:style-name="L1">
        <text:list-item>
          <text:p text:style-name="P4">Проводим анализ предметной области согласно выбранной теме. Смотрим, что уже есть, выделяем имеющиеся плюсы и минусы.</text:p>
        </text:list-item>
      </text:list>
      <text:p text:style-name="P5"><text:tab/><text:span text:style-name="T6">На данный момент существует множество мессенджеров, таких как WhatsApp, Telegram, Viber. Среди плюсов данных приложений можно выделить простоту интерфейса, его приятный вид, возможность бесплатно общаться с любым человеком с любой точки мира. </text:span><text:span text:style-name="T8">Однако данные мессенджеры имеют и минусы.</text:span></text:p>
      <text:p text:style-name="P5"><text:span text:style-name="T6"><text:tab/>Минусы Viber, WhatsApp:</text:span></text:p>
      <text:list xml:id="list1318629596" text:style-name="L2">
        <text:list-item>
          <text:p text:style-name="P6"><text:span text:style-name="T5">Обязательная привязка к телефону;</text:span></text:p>
        </text:list-item>
        <text:list-item>
          <text:p text:style-name="P6"><text:span text:style-name="T5">Потеря информации в случае стирания данных приложения на мобильном устройстве;</text:span></text:p>
        </text:list-item>
        <text:list-item>
          <text:p text:style-name="P6"><text:span text:style-name="T5">Нестабильная работа, </text:span><text:span text:style-name="T7">слабая производительность (в случае Viber)</text:span><text:span text:style-name="T5">;</text:span></text:p>
        </text:list-item>
        <text:list-item>
          <text:p text:style-name="P7"><text:span text:style-name="T5">Ограниченные возможности в поиске групп, людей;</text:span></text:p>
        </text:list-item>
        <text:list-item>
          <text:p text:style-name="P7"><text:span text:style-name="T5">Слабая поддержка десктопных версий;</text:span></text:p>
        </text:list-item>
        <text:list-item>
          <text:p text:style-name="P8"><text:span text:style-name="T4">Требования к большому объему памяти</text:span></text:p>
        </text:list-item>
        <text:list-item>
          <text:p text:style-name="P10"><text:span text:style-name="T4">С</text:span><text:span text:style-name="T2">лабая настройка приватности и безопасности</text:span></text:p>
          <text:p text:style-name="P8"><text:span text:style-name="T4">Минусы telegram:</text:span></text:p>
        </text:list-item>
        <text:list-item>
          <text:p text:style-name="P8"><text:span text:style-name="T4">Требования к большому объему памяти</text:span><text:span text:style-name="T3"><text:tab/></text:span></text:p>
        </text:list-item>
        <text:list-item>
          <text:p text:style-name="P10"><text:span text:style-name="T3">О</text:span><text:span text:style-name="T2">бязательная привязка к телефону</text:span></text:p>
        </text:list-item>
      </text:list>
      <text:list xml:id="list222215758445136" text:continue-list="list1268976738" text:style-name="L1">
        <text:list-item>
          <text:p text:style-name="P4">Продумываем функциональность приложения. Решаем, что из рассмотренных преимуществ существующих аналогов будем реализовывать, какие собственные изменения внесём. Готовим описание общих принципов работы приложения. В текстовом виде.</text:p>
          <text:p text:style-name="P2">Приложение будет представлять из себя мессенджер с авторизацией. Каждый пользователь будет иметь свой профиль и информацию о себе. Будет возможность общаться с другими пользователями, создавать группы и каналы. Пользователи будут иметь возможность отправлять друг другу сообщения, <text:span text:style-name="T9">картинки. голосовые сообщения. </text:span><text:span text:style-name="T10">При желании один пользователь может заблокировать другого, а модератор группы или канала удалить участника. </text:span><text:span text:style-name="T11">Над всем этим стадом обезъян будет суперпользователь, который осуществляет контроль взаимодействия пользователей.</text:span></text:p>
          <text:p text:style-name="P2"/>
        </text:list-item>
        <text:list-item>
          <text:p text:style-name="P4">Выделяем основные сущности приложения, готовим их описание, а также описание их взаимодействия. Делаем это через схему основных сущностей (можно от руки на листе) или их текстовое описание.</text:p>
        </text:list-item>
      </text:list>
      <text:p text:style-name="Text_20_body"><text:line-break/><text:tab/><text:span text:style-name="T10">Основные сущности мессенджера:</text:span></text:p>
      <text:list xml:id="list930042648" text:style-name="L3">
        <text:list-item>
          <text:p text:style-name="P11"><text:soft-page-break/>Сервер. Обрабатывает соединения клиентов (пользователей). Он отвечает за авторизацию, контролирует <text:span text:style-name="T14">и обеспечивает</text:span> взаимодействие пользователей. Всю информацию сервер извлекает из базы данных.</text:p>
        </text:list-item>
        <text:list-item>
          <text:p text:style-name="P11">Клиент. Клиент представляет из себя пользователя. Обычный пользователь может создавать группы, чаты, каналы; общаться с другими пользователями. Если пользователь является владельцем чата или канала, он может удалять любое сообщение, а также самих участников. В системе имеется 1 суперпользователь – администратор. Он может заблокировать любого пользователя, удалить любую группу или канал. Суперпользователь позволяет контролировать все приложение. Суперпользователем может стать только владелец приложения.</text:p>
        </text:list-item>
        <text:list-item>
          <text:p text:style-name="P11">База данных. База данных всю хранит информацию: о пользователях, о чатах, о <text:s/>каналах. Также все сообщения (в том числе картинки, аудио) хранятся в базе данных. Управлять базой данных непосредственно может только сервер. Клиент (<text:span text:style-name="T14">кроме </text:span>суперпользовател<text:span text:style-name="T14">я</text:span>) доступ к ней не имеет <text:span text:style-name="T13">(доступ контролирует сервер)</text:span>. <text:span text:style-name="T12">Таким образом осуществляется безопасность хранения данных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0:45:32.643496004</meta:creation-date>
    <dc:date>2024-02-16T21:28:55.604984059</dc:date>
    <meta:editing-duration>PT21M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23" meta:word-count="396" meta:character-count="3083" meta:non-whitespace-character-count="2718"/>
  </office:meta>
</office:document-meta>
</file>